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000000120017A0D2DA854FC0A.jpg" manifest:media-type="image/jpeg"/>
  <manifest:file-entry manifest:full-path="Pictures/1000000000000190000001906FC74A77CF60AB5F.jpg" manifest:media-type="image/jpeg"/>
  <manifest:file-entry manifest:full-path="Pictures/10000000000002580000034CEEA458D68083C296.jpg" manifest:media-type="image/jpeg"/>
  <manifest:file-entry manifest:full-path="Pictures/100000000000025800000258DE903805B4246D38.jpg" manifest:media-type="image/jpeg"/>
  <manifest:file-entry manifest:full-path="Pictures/10000000000001F4000001F4A93AD69A22A55945.jpg" manifest:media-type="image/jpeg"/>
  <manifest:file-entry manifest:full-path="Pictures/100000000000044C0000026BE4F1DA1DCB344171.jpg" manifest:media-type="image/jpeg"/>
  <manifest:file-entry manifest:full-path="Pictures/10000000000003200000025943BD7D02907375BB.jpg" manifest:media-type="image/jpeg"/>
  <manifest:file-entry manifest:full-path="Pictures/10000000000001DA000001DAFADE020B6EE0EB6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dali" svg:font-family="Mandali" style:font-pitch="variable"/>
    <style:font-face style:name="Mandali1" svg:font-family="Mandali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25cm"/>
      <style:paragraph-properties style:writing-mode="lr-tb"/>
    </style:style>
    <style:style style:name="pr1" style:family="presentation" style:parent-style-name="Default-title">
      <style:graphic-properties draw:fill-color="#eeeee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fill-color="#eeeeee" fo:min-height="2.982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loext:graphic-properties draw:fill-color="#eeeeee"/>
      <style:text-properties fo:font-weight="bold" style:font-weight-asian="bold" style:font-weight-complex="bold"/>
    </style:style>
    <style:style style:name="P4" style:family="paragraph">
      <style:paragraph-properties fo:text-align="start"/>
      <style:text-properties style:font-name="Mandali" fo:font-weight="bold" style:font-weight-asian="bold" style:font-weight-complex="bold"/>
    </style:style>
    <style:style style:name="P5" style:family="paragraph">
      <loext:graphic-properties draw:fill-color="#ffffff"/>
      <style:paragraph-properties fo:text-align="start"/>
      <style:text-properties style:font-name="Mandali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  <style:text-properties fo:color="#000000" loext:opacity="100%" fo:font-weight="bold" style:font-weight-asian="bold" style:font-weight-complex="bold"/>
    </style:style>
    <style:style style:name="P8" style:family="paragraph">
      <loext:graphic-properties draw:fill-color="#eeeeee"/>
      <style:text-properties fo:color="#000000" loext:opacity="100%" fo:font-weight="bold" style:font-weight-asian="bold" style:font-weight-complex="bold"/>
    </style:style>
    <style:style style:name="P9" style:family="paragraph">
      <style:paragraph-properties fo:text-align="start"/>
      <style:text-properties fo:color="#dddddd" loext:opacity="100%"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-color="#eeeeee"/>
      <style:paragraph-properties fo:text-align="start"/>
      <style:text-properties fo:color="#dddddd" loext:opacity="100%" fo:font-size="48pt" fo:font-weight="bold" style:font-size-asian="48pt" style:font-weight-asian="bold" style:font-size-complex="48pt" style:font-weight-complex="bold"/>
    </style:style>
    <style:style style:name="P11" style:family="paragraph">
      <style:text-properties fo:color="#999999" loext:opacity="100%" style:font-name="Mandali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color="#999999" loext:opacity="100%" style:font-name="Mandali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text-align="start"/>
      <style:text-properties fo:color="#eeeeee" loext:opacity="100%" fo:font-size="48pt" fo:font-weight="bold" style:font-size-asian="48pt" style:font-weight-asian="bold" style:font-size-complex="48pt" style:font-weight-complex="bold"/>
    </style:style>
    <style:style style:name="P14" style:family="paragraph">
      <loext:graphic-properties draw:fill-color="#eeeeee"/>
      <style:paragraph-properties fo:text-align="start"/>
      <style:text-properties fo:color="#eeeeee" loext:opacity="100%" fo:font-size="48pt" fo:font-weight="bold" fo:background-color="#dddddd" style:font-size-asian="48pt" style:font-weight-asian="bold" style:font-size-complex="48pt" style:font-weight-complex="bold"/>
    </style:style>
    <style:style style:name="P15" style:family="paragraph">
      <style:text-properties fo:color="#1c1c1c" loext:opacity="100%" style:font-name="Mandali" fo:font-size="40pt" fo:font-weight="bold" style:font-size-asian="40pt" style:font-weight-asian="bold" style:font-size-complex="40pt" style:font-weight-complex="bold"/>
    </style:style>
    <style:style style:name="P16" style:family="paragraph">
      <loext:graphic-properties draw:fill="none" draw:fill-color="#ffffff"/>
      <style:text-properties fo:color="#1c1c1c" loext:opacity="100%" style:font-name="Mandali" fo:font-size="40pt" fo:font-weight="bold" style:font-size-asian="40pt" style:font-weight-asian="bold" style:font-size-complex="40pt" style:font-weight-complex="bold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andali" fo:font-weight="bold" style:font-weight-asian="bold" style:font-weight-complex="bold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dddddd" loext:opacity="100%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999999" loext:opacity="100%" style:font-name="Mandali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eeeeee" loext:opacity="100%" fo:font-size="48pt" fo:font-weight="bold" style:font-size-asian="48pt" style:font-weight-asian="bold" style:font-size-complex="48pt" style:font-weight-complex="bold"/>
    </style:style>
    <style:style style:name="T7" style:family="text">
      <style:text-properties fo:color="#1c1c1c" loext:opacity="100%" style:font-name="Mandali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28cm" svg:height="28.28cm" svg:x="0cm" svg:y="-7.875cm">
          <draw:image xlink:href="Pictures/10000000000001DA000001DAFADE020B6EE0EB66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732cm" svg:x="1.4cm" svg:y="0.577cm" presentation:class="title" presentation:user-transformed="true">
          <draw:text-box>
            <text:p text:style-name="P2"><text:span text:style-name="T1"><text:s text:c="2"/></text:span><text:span text:style-name="T1">Expressionismus</text:span></text:p>
          </draw:text-box>
        </draw:frame>
        <draw:frame presentation:style-name="pr2" draw:text-style-name="P5" draw:layer="layout" svg:width="15.169cm" svg:height="9.926cm" svg:x="11.43cm" svg:y="3.29cm" presentation:class="subtitle" presentation:user-transformed="true">
          <draw:text-box>
            <text:p text:style-name="P4"><text:span text:style-name="T2">Historisch</text:span></text:p>
            <text:p text:style-name="P4"><text:span text:style-name="T2">Konzept</text:span></text:p>
            <text:p text:style-name="P4"><text:span text:style-name="T2">Stielmittel</text:span></text:p>
            <text:p text:style-name="P4"><text:span text:style-name="T2">Vertreter</text:span></text:p>
            <text:p text:style-name="P4"><text:span text:style-name="T2">Einflüsse in heutige Kun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4.972cm" svg:height="19.68cm" svg:x="-6.647cm" svg:y="-0.666cm">
          <draw:image xlink:href="Pictures/100000000000044C0000026BE4F1DA1DCB344171.jpg" xlink:type="simple" xlink:show="embed" xlink:actuate="onLoad" draw:mime-type="image/jpeg">
            <text:p/>
          </draw:image>
        </draw:frame>
        <draw:frame presentation:style-name="pr1" draw:text-style-name="P8" draw:layer="layout" svg:width="25.199cm" svg:height="2.732cm" svg:x="2.54cm" svg:y="0.443cm" presentation:class="title" presentation:user-transformed="true">
          <draw:text-box>
            <text:p text:style-name="P7"><text:span text:style-name="T3">Historischer Hintergrund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584cm" svg:height="21.473cm" svg:x="-0.584cm" svg:y="-0.518cm">
          <draw:image xlink:href="Pictures/10000000000003200000025943BD7D02907375BB.jpg" xlink:type="simple" xlink:show="embed" xlink:actuate="onLoad" draw:mime-type="image/jpeg">
            <text:p/>
          </draw:image>
        </draw:frame>
        <draw:frame presentation:style-name="pr1" draw:text-style-name="P10" draw:layer="layout" svg:width="25.199cm" svg:height="2.982cm" svg:x="1.27cm" svg:y="1.78cm" presentation:class="title" presentation:user-transformed="true">
          <draw:text-box>
            <text:p text:style-name="P9"><text:span text:style-name="T4">KONZEPT</text:span></text:p>
          </draw:text-box>
        </draw:frame>
        <draw:frame draw:style-name="gr3" draw:text-style-name="P12" draw:layer="layout" svg:width="15.24cm" svg:height="10.175cm" svg:x="2.54cm" svg:y="7.62cm">
          <draw:text-box>
            <text:p text:style-name="P11"><text:span text:style-name="T5">Ästetik des Hässlichen</text:span></text:p>
            <text:p text:style-name="P11"><text:span text:style-name="T5">Pessimismus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0.1cm" svg:height="30.1cm" svg:x="-0.422cm" svg:y="-7.875cm">
          <draw:image xlink:href="Pictures/10000000000001F4000001F4A93AD69A22A55945.jpg" xlink:type="simple" xlink:show="embed" xlink:actuate="onLoad" draw:mime-type="image/jpeg">
            <text:p/>
          </draw:image>
        </draw:frame>
        <draw:frame presentation:style-name="pr4" draw:text-style-name="P14" draw:layer="layout" svg:width="26.035cm" svg:height="2.982cm" svg:x="0.635cm" svg:y="2.54cm" presentation:class="title" presentation:user-transformed="true">
          <draw:text-box>
            <text:p text:style-name="P13"><text:span text:style-name="T6">Stielmittel</text:span></text:p>
          </draw:text-box>
        </draw:frame>
        <draw:frame draw:style-name="gr3" draw:text-style-name="P16" draw:layer="layout" svg:width="15.24cm" svg:height="10.175cm" svg:x="12.7cm" svg:y="5.715cm">
          <draw:text-box>
            <text:p text:style-name="P15"><text:span text:style-name="T7">Metaphern/Symbole</text:span></text:p>
            <text:p text:style-name="P15"><text:span text:style-name="T7">Farmahlerei</text:span></text:p>
            <text:p text:style-name="P15"><text:span text:style-name="T7">kaum Reime/Rhytmus</text:span></text:p>
            <text:p text:style-name="P15"><text:span text:style-name="T7">zerhackt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244cm" svg:height="31.244cm" svg:x="-1.905cm" svg:y="-7.875cm">
          <draw:image xlink:href="Pictures/100000000000025800000258DE903805B4246D38.jpg" xlink:type="simple" xlink:show="embed" xlink:actuate="onLoad" draw:mime-type="image/jpeg">
            <text:p/>
          </draw:image>
        </draw:frame>
        <draw:frame presentation:style-name="pr1" draw:text-style-name="P10" draw:layer="layout" svg:width="25.199cm" svg:height="2.982cm" svg:x="0.635cm" svg:y="2.098cm" presentation:class="title" presentation:user-transformed="true">
          <draw:text-box>
            <text:p text:style-name="P9"><text:span text:style-name="T4">Vertreter</text:span></text:p>
          </draw:text-box>
        </draw:frame>
        <draw:frame draw:style-name="gr3" draw:text-style-name="P12" draw:layer="layout" svg:width="15.24cm" svg:height="10.175cm" svg:x="20.32cm" svg:y="4.43cm">
          <draw:text-box>
            <text:p text:style-name="P11"><text:span text:style-name="T5">Franz</text:span></text:p>
            <text:p text:style-name="P11"><text:span text:style-name="T5">Kafka</text:span></text:p>
          </draw:text-box>
        </draw:frame>
        <draw:frame draw:style-name="gr1" draw:text-style-name="P1" draw:layer="layout" svg:width="9.058cm" svg:height="12.743cm" svg:x="6.817cm" svg:y="5.146cm">
          <draw:image xlink:href="Pictures/10000000000002580000034CEEA458D68083C296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732cm" svg:x="1.4cm" svg:y="0.577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8cm" svg:height="28cm" svg:x="0cm" svg:y="-7.875cm">
          <draw:image xlink:href="Pictures/1000000000000190000001906FC74A77CF60AB5F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732cm" svg:x="1.4cm" svg:y="0.577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8.704cm" svg:height="28.704cm" svg:x="0cm" svg:y="-5.08cm">
          <draw:image xlink:href="Pictures/100000000000012000000120017A0D2DA854FC0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dali" svg:font-family="Mandali" style:font-pitch="variable"/>
    <style:font-face style:name="Mandali1" svg:font-family="Mandali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eeeeee" loext:opacity="100%" style:text-outline="false" style:text-line-through-style="none" style:text-line-through-type="none" style:font-name="Mandali1" fo:font-family="Mandali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2T14:06:44.775231599</meta:creation-date>
    <dc:date>2023-01-12T15:02:33.657419378</dc:date>
    <meta:editing-duration>PT25M37S</meta:editing-duration>
    <meta:editing-cycles>7</meta:editing-cycles>
    <meta:generator>LibreOffice/7.3.7.2$Linux_X86_64 LibreOffice_project/30$Build-2</meta:generator>
    <meta:document-statistic meta:object-count="56"/>
  </office:meta>
</office:document-meta>
</file>